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nl" fo:country="none" style:font-name-asian="Calibri1" style:font-size-asian="11pt" style:font-name-complex="Calibri1" fo:hyphenate="false" fo:hyphenation-remain-char-count="2" fo:hyphenation-push-char-count="2"/>
    </style:style>
    <style:style style:name="P3" style:family="paragraph" style:parent-style-name="Standard" style:master-page-name="Standard">
      <style:paragraph-properties fo:margin-top="0cm" fo:margin-bottom="0.353cm" loext:contextual-spacing="false" fo:line-height="115%" fo:text-align="start" style:justify-single-word="false" fo:orphans="0" fo:widows="0" fo:hyphenation-ladder-count="no-limit" style:page-number="auto" style:writing-mode="lr-tb"/>
      <style:text-properties fo:hyphenate="false" fo:hyphenation-remain-char-count="2" fo:hyphenation-push-char-count="2"/>
    </style:style>
    <style:style style:name="T1" style:family="text">
      <style:text-properties style:font-name="Calibri" fo:font-size="11pt" fo:language="nl" fo:country="none" style:font-name-asian="Calibri1" style:font-size-asian="11pt" style:font-name-complex="Calibri1"/>
    </style:style>
    <style:style style:name="T2" style:family="text">
      <style:text-properties style:font-name="Calibri" fo:font-size="11pt" fo:language="nl" fo:country="none" officeooo:rsid="0003db78" style:font-name-asian="Calibri1" style:font-size-asian="11pt" style:font-name-complex="Calibri1"/>
    </style:style>
    <style:style style:name="T3" style:family="text">
      <style:text-properties fo:language="nl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fvink1 blok2 schema's. Script </text:span><text:span text:style-name="T2">Tom</text:span></text:p>
      <text:p text:style-name="P1"><text:span text:style-name="T1">Omschrijving: Programma openen zonder bestand.</text:span></text:p>
      <text:p text:style-name="P1"><text:span text:style-name="T1">Verwachting: Error die aangeeft dat er geen bestand aanwezig is. Script stopt.</text:span></text:p>
      <text:p text:style-name="P1"><text:span text:style-name="T1">Pass/Fail: <text:s/></text:span><text:span text:style-name="T2">Fail</text:span></text:p>
      <text:p text:style-name="P1"><text:span text:style-name="T1">Opmerking: </text:span><text:span text:style-name="T2">bestand gaf TypeError, geen handling</text:span></text:p>
      <text:p text:style-name="P2"/>
      <text:p text:style-name="P1"><text:span text:style-name="T1">Omschrijving: Geopende bestand is geen DNA .FASTA bestand.</text:span></text:p>
      <text:p text:style-name="P1"><text:span text:style-name="T1">Verwachting: Error die aangeeft dat het bestand geen DNA .FASTA bestand is. <text:s/></text:span></text:p>
      <text:p text:style-name="P1"><text:span text:style-name="T1">Pass/Fail: <text:s/></text:span><text:span text:style-name="T2">Pass</text:span></text:p>
      <text:p text:style-name="P1"><text:span text:style-name="T1">Opmerking: </text:span><text:span text:style-name="T2">Het programma geeft netjes aan dat het opgegeven bestand niet het juiste format heeft</text:span></text:p>
      <text:p text:style-name="P2"/>
      <text:p text:style-name="P1"><text:span text:style-name="T1">Omschrijving: Er is geen zoekterm opgegeven om op headers te filteren.</text:span></text:p>
      <text:p text:style-name="P1"><text:span text:style-name="T1">Verwachting: Script geeft dit aan en stopt, of geeft de optie om door alles te zoeken.</text:span></text:p>
      <text:p text:style-name="P1"><text:span text:style-name="T1">Pass/Fail: </text:span><text:span text:style-name="T2">Pass</text:span></text:p>
      <text:p text:style-name="P1"><text:span text:style-name="T1">Opmerking: </text:span><text:span text:style-name="T2">Vraagt netjes of je door wilt gaan of stoppen als je geen zoekwoord invoert</text:span></text:p>
      <text:p text:style-name="P2"/>
      <text:p text:style-name="P1"><text:span text:style-name="T1">Omschrijving: Er is geen enzym opgegeven om op te zoeken.</text:span></text:p>
      <text:p text:style-name="P1"><text:span text:style-name="T1">Verwachting: Error die dit aangeeft en het script stopt.</text:span></text:p>
      <text:p text:style-name="P1"><text:span text:style-name="T1">Pass/Fail: </text:span><text:span text:style-name="T2">Pass</text:span></text:p>
      <text:p text:style-name="P1"><text:span text:style-name="T1">Opmerking: </text:span><text:span text:style-name="T2">Geeft aan dat er een enzym nodig is en dat het script stopt</text:span>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Omschrijving: KeyBoardinterrupt.</text:span></text:p>
      <text:p text:style-name="P1"><text:span text:style-name="T1">Verwachting: Geen exceptionhandling. Bonus als dit er is.</text:span></text:p>
      <text:p text:style-name="P1"><text:span text:style-name="T1">Pass/Fail: <text:s/></text:span><text:span text:style-name="T2">Pass<text:tab/></text:span></text:p>
      <text:p text:style-name="P1"><text:span text:style-name="T1">Opmerking: </text:span><text:span text:style-name="T2">Geen exceptionhandling</text:span></text:p>
      <text:p text:style-name="P2"/>
      <text:p text:style-name="P1"><text:span text:style-name="T1">Omschrijving: Enzym waarop je wil zoeken is niet gevonden in de enzymlijst. </text:span></text:p>
      <text:p text:style-name="P1"><text:span text:style-name="T1">Verwachting: Error die dit aangeeft.</text:span></text:p>
      <text:p text:style-name="P1"><text:span text:style-name="T1">Pass/Fail: </text:span><text:span text:style-name="T2">Pass</text:span></text:p>
      <text:p text:style-name="P1"><text:span text:style-name="T1">Opmerking: </text:span><text:span text:style-name="T2">Geeft aan dat je enzym niet in de lijst staat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nl" fo:country="NL" style:letter-kerning="true" style:font-name-asian="Liberation Serif1" style:font-family-asian="'Liberation Serif'" style:font-family-generic-asian="system" style:font-pitch-asian="variable" style:font-size-asian="12pt" style:language-asian="nl" style:country-asian="N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style:letter-kerning="true" style:font-name-asian="Liberation Serif1" style:font-family-asian="'Liberation Serif'" style:font-family-generic-asian="system" style:font-pitch-asian="variable" style:font-size-asian="14pt" style:language-asian="nl" style:country-asian="NL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Liberation Serif1" style:font-family-asian="'Liberation Serif'" style:font-family-generic-asian="system" style:font-pitch-asian="variable" style:font-size-asian="12pt" style:language-asian="nl" style:country-asian="NL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Liberation Serif1" style:font-family-asian="'Liberation Serif'" style:font-family-generic-asian="system" style:font-pitch-asian="variable" style:font-size-asian="12pt" style:language-asian="nl" style:country-asian="NL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font-style="italic" style:letter-kerning="true" style:font-name-asian="Liberation Serif1" style:font-family-asian="'Liberation Serif'" style:font-family-generic-asian="system" style:font-pitch-asian="variable" style:font-size-asian="12pt" style:language-asian="nl" style:country-asian="NL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Liberation Serif1" style:font-family-asian="'Liberation Serif'" style:font-family-generic-asian="system" style:font-pitch-asian="variable" style:font-size-asian="12pt" style:language-asian="nl" style:country-asian="NL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11:36:30.123870051</dc:date>
    <meta:editing-duration>PT13S</meta:editing-duration>
    <meta:editing-cycles>1</meta:editing-cycles>
    <meta:document-statistic meta:table-count="0" meta:image-count="0" meta:object-count="0" meta:page-count="2" meta:paragraph-count="25" meta:word-count="191" meta:character-count="1245" meta:non-whitespace-character-count="1072"/>
    <meta:generator>LibreOffice/5.1.6.2$Linux_X86_64 LibreOffice_project/10m0$Build-2</meta:generator>
  </office:meta>
</office:document-meta>
</file>